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Alpha</text:p>
      <text:p text:style-name="P2"/>
      <text:p text:style-name="P3">Conceptual design</text:p>
      <text:p text:style-name="P4">Came up with the conceptual design for the game.</text:p>
      <text:p text:style-name="P5"/>
      <text:p text:style-name="P6">Scripting<text:s/></text:p>
      <text:p text:style-name="P7">I scripted the movement/change in background, movements of hammer, Title UI and the appearance of the end goal.</text:p>
      <text:p text:style-name="P8"/>
      <text:p text:style-name="P9">Assets searching</text:p>
      <text:p text:style-name="P10">Searched online and unity store for the assets and imported them into the game.</text:p>
      <text:p text:style-name="P11"/>
      <text:p text:style-name="P12">Created the Title UI</text:p>
      <text:p text:style-name="P13">Added the menu UI for the Title and its functionality.</text:p>
      <text:p text:style-name="P14"/>
      <text:p text:style-name="P15">Setting</text:p>
      <text:p text:style-name="P16">I changed the settings for hammer positioning and backgrounds and re-orientated the x, y, z position of objects to work with the scripts/movements.</text:p>
      <text:p text:style-name="P17"/>
      <text:p text:style-name="P18">Created Hierarchy &amp; Naming<text:s/>Tag<text:s/></text:p>
      <text:p text:style-name="Normal"><text:span text:style-name="T19">Created the structure needed to easily find Scripts, prefabs, and UI interfaces</text:span><text:span text:style-name="T20"><text:s/>and the tags to easily identify groups of an object</text:span><text:span text:style-name="T2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jamin.falode0@gmail.com</meta:initial-creator>
    <dc:creator>benjamin.falode0@gmail.com</dc:creator>
    <meta:creation-date>2023-11-24T20:38:00Z</meta:creation-date>
    <dc:date>2023-11-26T18:56:00Z</dc:date>
    <meta:template xlink:href="Normal" xlink:type="simple"/>
    <meta:editing-cycles>10</meta:editing-cycles>
    <meta:editing-duration>PT2400S</meta:editing-duration>
    <meta:document-statistic meta:page-count="1" meta:paragraph-count="1" meta:word-count="103" meta:character-count="695" meta:row-count="4" meta:non-whitespace-character-count="593"/>
  </office:meta>
</office:document-meta>
</file>